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ediction 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TP</text:p>
          </table:table-cell>
          <table:table-cell table:number-columns-repeated="4"/>
          <table:table-cell office:value-type="string" calcext:value-type="string">
            <text:p>4 classe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]=[.B2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icycle l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3]=[.B3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icycle or pedestria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]=[.B4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r or bicyc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]=[.B5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r l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]=[.B6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edest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7]=[.B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]=[.B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9]=[.B9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0]=[.B1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1]=[.B1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2]=[.B1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3]=[.B1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A14]=[.B14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5]=[.B1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6]=[.B16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17]=[.B17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18]=[.B1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9]=[.B19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0]=[.B2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1]=[.B2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22]=[.B2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3]=[.B2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4]=[.B2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5]=[.B2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6]=[.B26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7]=[.B2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28]=[.B2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29]=[.B29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0]=[.B3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1]=[.B31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32]=[.B32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33]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4]=[.B3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5]=[.B35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6]=[.B36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7]=[.B37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8]=[.B38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9]=[.B39]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bicycle l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0]=[.B40]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bicycle or pedestria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41]=[.B41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r or bicyc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42]=[.B42]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car l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43]=[.B43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edest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4]=[.B44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5]=[.B4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6]=[.B46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47]=[.B4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]=[.B48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49]=[.B49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0]=[.B5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1]=[.B5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2]=[.B5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3]=[.B5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54]=[.B54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55]=[.B55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56]=[.B56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57]=[.B5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58]=[.B5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59]=[.B59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0]=[.B6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1]=[.B6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62]=[.B6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63]=[.B6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4]=[.B6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5]=[.B6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66]=[.B66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7]=[.B6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68]=[.B68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69]=[.B69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0]=[.B7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71]=[.B71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72]=[.B72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3]=[.B7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4]=[.B7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75]=[.B75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icycle l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76]=[.B76]"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bicycle or pedestria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77]=[.B77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r or bicyc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78]=[.B78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r l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79]=[.B79]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edest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0]=[.B8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1]=[.B8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82]=[.B82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83]=[.B8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4]=[.B8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5]=[.B8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86]=[.B86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87]=[.B8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88]=[.B8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89]=[.B89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0]=[.B9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1]=[.B91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2]=[.B92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93]=[.B9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4]=[.B94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A95]=[.B95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96]=[.B96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97]=[.B97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8]=[.B98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9]=[.B99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A100]=[.B100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01]=[.B101]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SUM([.C2:.C101])" office:value-type="float" office:value="72" calcext:value-type="float">
            <text:p>7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8:32:59.437621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9:06:56.415195043</meta:creation-date>
    <dc:date>2020-03-20T18:51:22.951740714</dc:date>
    <meta:editing-duration>PT10M42S</meta:editing-duration>
    <meta:editing-cycles>3</meta:editing-cycles>
    <meta:generator>LibreOffice/6.0.7.3$Linux_X86_64 LibreOffice_project/00m0$Build-3</meta:generator>
    <meta:document-statistic meta:table-count="1" meta:cell-count="335" meta:object-count="0"/>
  </office:meta>
</office:document-meta>
</file>